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1976]) n'était pas le premier à observer côte à côte l'évolution biologique et le changement culturel (une métaphore était déjà opérée par Kroeber, 1952 ; et Dawkins, 2006[197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ce qui suit,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p text:style-name="Text_20_body">Cette critique correspond à remarquer que Sperber et Dawkins adoptent la conception orthodoxe des sciences cognitives (aussi connue sous le nom de «métaphore computationnelle de la cognition», représentée par des auteurs comme Chomsky, Fodor, ou Marr),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36 ; ou encore l'écologie de l'esprit de Bateson, 1972), en psychologie (l'approche écologique de la vision de Gibson, 2014[1979]),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je ne la discuterai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1953]):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7">Darwinizing</text:span><text:span text:style-name="T78"> </text:span><text:span text:style-name="T79">culture</text:span><text:span text:style-name="T80">:</text:span><text:span text:style-name="T81"> </text:span><text:span text:style-name="T82">The</text:span><text:span text:style-name="T83"> </text:span><text:span text:style-name="T84">status</text:span><text:span text:style-name="T85"> </text:span><text:span text:style-name="T86">of</text:span><text:span text:style-name="T87"> </text:span><text:span text:style-name="T88">memetics</text:span><text:span text:style-name="T89"> </text:span><text:span text:style-name="T90">as</text:span><text:span text:style-name="T91"> </text:span><text:span text:style-name="T92">a</text:span><text:span text:style-name="T93"> </text:span><text:span text:style-name="T94">science</text:span>. Oxford; New York: Oxford University Press.</text:p>
      <text:p text:style-name="Text_20_body">Auvray, Malika, Charles Lenay et John Stewart. 2009. Perceptual Interactions in a Minimalist Virtual Environment. <text:span text:style-name="T95">New</text:span><text:span text:style-name="T96"> </text:span><text:span text:style-name="T97">Ideas</text:span><text:span text:style-name="T98"> </text:span><text:span text:style-name="T99">in</text:span><text:span text:style-name="T100"> </text:span><text:span text:style-name="T101">Psychology</text:span> 27(1). 32‑47.</text:p>
      <text:p text:style-name="Text_20_body">Bateson, Gregory. 1972. <text:span text:style-name="T102">Steps</text:span><text:span text:style-name="T103"> </text:span><text:span text:style-name="T104">to</text:span><text:span text:style-name="T105"> </text:span><text:span text:style-name="T106">an</text:span><text:span text:style-name="T107"> </text:span><text:span text:style-name="T108">Ecology</text:span><text:span text:style-name="T109"> </text:span><text:span text:style-name="T110">of</text:span><text:span text:style-name="T111"> </text:span><text:span text:style-name="T112">Mind</text:span><text:span text:style-name="T113">:</text:span><text:span text:style-name="T114"> </text:span><text:span text:style-name="T115">Collected</text:span><text:span text:style-name="T116"> </text:span><text:span text:style-name="T117">Essays</text:span><text:span text:style-name="T118"> </text:span><text:span text:style-name="T119">in</text:span><text:span text:style-name="T120"> </text:span><text:span text:style-name="T121">Anthropology</text:span><text:span text:style-name="T122">,</text:span><text:span text:style-name="T123"> </text:span><text:span text:style-name="T124">Psychiatry</text:span><text:span text:style-name="T125">,</text:span><text:span text:style-name="T126"> </text:span><text:span text:style-name="T127">Evolution</text:span><text:span text:style-name="T128">,</text:span><text:span text:style-name="T129"> </text:span><text:span text:style-name="T130">and</text:span><text:span text:style-name="T131"> </text:span><text:span text:style-name="T132">Epistemology</text:span>. University of Chicago Press.</text:p>
      <text:p text:style-name="Text_20_body">Becker, Howard S. 1996. The Epistemology of Qualitative Research. In R. Jessor, A. Colby et R. A. Shweder (éd.), <text:span text:style-name="T133">Ethnography</text:span><text:span text:style-name="T134"> </text:span><text:span text:style-name="T135">and</text:span><text:span text:style-name="T136"> </text:span><text:span text:style-name="T137">Human</text:span><text:span text:style-name="T138"> </text:span><text:span text:style-name="T139">Development:</text:span><text:span text:style-name="T140"> </text:span><text:span text:style-name="T141">Context</text:span><text:span text:style-name="T142"> </text:span><text:span text:style-name="T143">and</text:span><text:span text:style-name="T144"> </text:span><text:span text:style-name="T145">Meaning</text:span><text:span text:style-name="T146"> </text:span><text:span text:style-name="T147">in</text:span><text:span text:style-name="T148"> </text:span><text:span text:style-name="T149">Social</text:span><text:span text:style-name="T150"> </text:span><text:span text:style-name="T151">Inquiry</text:span>, 53‑71. (The John D. and Catherine T. MacArthur Foundation series on mental health and development.). Chicago, IL, US: University of Chicago Press.</text:p>
      <text:p text:style-name="Text_20_body">Bourdieu, Pierre. 1980. <text:span text:style-name="T152">Le</text:span><text:span text:style-name="T153"> </text:span><text:span text:style-name="T154">sens</text:span><text:span text:style-name="T155"> </text:span><text:span text:style-name="T156">pratique</text:span>. Paris: Editions de Minuit.</text:p>
      <text:p text:style-name="Text_20_body">Boyd, Robert et Peter J Richerson. 1985. <text:span text:style-name="T157">Culture</text:span><text:span text:style-name="T158"> </text:span><text:span text:style-name="T159">and</text:span><text:span text:style-name="T160"> </text:span><text:span text:style-name="T161">the</text:span><text:span text:style-name="T162"> </text:span><text:span text:style-name="T163">evolutionary</text:span><text:span text:style-name="T164"> </text:span><text:span text:style-name="T165">process</text:span>. Chicago: University of Chicago Press.</text:p>
      <text:p text:style-name="Text_20_body">Claidière, Nicolas, Kenny Smith, Simon Kirby et Joël Fagot. 2014. Cultural evolution of systematically structured behaviour in a non-human primate. <text:span text:style-name="T166">Proceedings</text:span><text:span text:style-name="T167"> </text:span><text:span text:style-name="T168">of</text:span><text:span text:style-name="T169"> </text:span><text:span text:style-name="T170">the</text:span><text:span text:style-name="T171"> </text:span><text:span text:style-name="T172">Royal</text:span><text:span text:style-name="T173"> </text:span><text:span text:style-name="T174">Society</text:span><text:span text:style-name="T175"> </text:span><text:span text:style-name="T176">of</text:span><text:span text:style-name="T177"> </text:span><text:span text:style-name="T178">London</text:span><text:span text:style-name="T179"> </text:span><text:span text:style-name="T180">B</text:span><text:span text:style-name="T181">:</text:span><text:span text:style-name="T182"> </text:span><text:span text:style-name="T183">Biological</text:span><text:span text:style-name="T184"> </text:span><text:span text:style-name="T185">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6">Explaining</text:span><text:span text:style-name="T187"> </text:span><text:span text:style-name="T188">Language</text:span><text:span text:style-name="T189"> </text:span><text:span text:style-name="T190">Change</text:span><text:span text:style-name="T191">:</text:span><text:span text:style-name="T192"> </text:span><text:span text:style-name="T193">An</text:span><text:span text:style-name="T194"> </text:span><text:span text:style-name="T195">Evolutionary</text:span><text:span text:style-name="T196"> </text:span><text:span text:style-name="T197">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8">The</text:span><text:span text:style-name="T199"> </text:span><text:span text:style-name="T200">Descent</text:span><text:span text:style-name="T201"> </text:span><text:span text:style-name="T202">of</text:span><text:span text:style-name="T203"> </text:span><text:span text:style-name="T204">Man</text:span><text:span text:style-name="T205">,</text:span><text:span text:style-name="T206"> </text:span><text:span text:style-name="T207">and</text:span><text:span text:style-name="T208"> </text:span><text:span text:style-name="T209">Selection</text:span><text:span text:style-name="T210"> </text:span><text:span text:style-name="T211">in</text:span><text:span text:style-name="T212"> </text:span><text:span text:style-name="T213">Relation</text:span><text:span text:style-name="T214"> </text:span><text:span text:style-name="T215">to</text:span><text:span text:style-name="T216"> </text:span><text:span text:style-name="T217">Sex</text:span>. Princeton, N.J.: Princeton University Press.</text:p>
      <text:p text:style-name="Text_20_body">Dawkins, Richard. 2006[1976]. <text:span text:style-name="T218">The</text:span><text:span text:style-name="T219"> </text:span><text:span text:style-name="T220">Selfish</text:span><text:span text:style-name="T221"> </text:span><text:span text:style-name="T222">Gene</text:span>. Oxford; New York: Oxford University Press.</text:p>
      <text:p text:style-name="Text_20_body">De Jaegher, Hanne et Ezequiel Di Paolo. 2007. Participatory sense-making. <text:span text:style-name="T223">Phenomenology</text:span><text:span text:style-name="T224"> </text:span><text:span text:style-name="T225">and</text:span><text:span text:style-name="T226"> </text:span><text:span text:style-name="T227">the</text:span><text:span text:style-name="T228"> </text:span><text:span text:style-name="T229">Cognitive</text:span><text:span text:style-name="T230"> </text:span><text:span text:style-name="T231">Sciences</text:span> 6(4). 485‑507.</text:p>
      <text:p text:style-name="Text_20_body">Di Paolo, Ezequiel A., Marieke Rohde et Hiroyuki Iizuka. 2008. Sensitivity to Social Contingency or Stability of Interaction? Modelling the Dynamics of Perceptual Crossing. <text:span text:style-name="T232">New</text:span><text:span text:style-name="T233"> </text:span><text:span text:style-name="T234">Ideas</text:span><text:span text:style-name="T235"> </text:span><text:span text:style-name="T236">in</text:span><text:span text:style-name="T237"> </text:span><text:span text:style-name="T238">Psychology</text:span> 26(2). (Dynamics and Psychology). 278‑294.</text:p>
      <text:p text:style-name="Text_20_body">Fisher, Ronald A et J. H Bennett. 1999[1930]. <text:span text:style-name="T239">The</text:span><text:span text:style-name="T240"> </text:span><text:span text:style-name="T241">genetical</text:span><text:span text:style-name="T242"> </text:span><text:span text:style-name="T243">theory</text:span><text:span text:style-name="T244"> </text:span><text:span text:style-name="T245">of</text:span><text:span text:style-name="T246"> </text:span><text:span text:style-name="T247">natural</text:span><text:span text:style-name="T248"> </text:span><text:span text:style-name="T249">selection</text:span><text:span text:style-name="T250">:</text:span><text:span text:style-name="T251"> </text:span><text:span text:style-name="T252">A</text:span><text:span text:style-name="T253"> </text:span><text:span text:style-name="T254">complete</text:span><text:span text:style-name="T255"> </text:span><text:span text:style-name="T256">variorum</text:span><text:span text:style-name="T257"> </text:span><text:span text:style-name="T258">edition</text:span>. Oxford: Oxford University Press.</text:p>
      <text:p text:style-name="Text_20_body">Fodor, Jerry A. 1983. <text:span text:style-name="T259">The</text:span><text:span text:style-name="T260"> </text:span><text:span text:style-name="T261">Modularity</text:span><text:span text:style-name="T262"> </text:span><text:span text:style-name="T263">of</text:span><text:span text:style-name="T264"> </text:span><text:span text:style-name="T265">Mind</text:span><text:span text:style-name="T266">:</text:span><text:span text:style-name="T267"> </text:span><text:span text:style-name="T268">An</text:span><text:span text:style-name="T269"> </text:span><text:span text:style-name="T270">Essay</text:span><text:span text:style-name="T271"> </text:span><text:span text:style-name="T272">on</text:span><text:span text:style-name="T273"> </text:span><text:span text:style-name="T274">Faculty</text:span><text:span text:style-name="T275"> </text:span><text:span text:style-name="T276">Psychology</text:span>. Cambridge, Mass.: MIT Press.</text:p>
      <text:p text:style-name="Text_20_body">Gibson, James J. 2014[1979]. <text:span text:style-name="T277">The</text:span><text:span text:style-name="T278"> </text:span><text:span text:style-name="T279">Ecological</text:span><text:span text:style-name="T280"> </text:span><text:span text:style-name="T281">Approach</text:span><text:span text:style-name="T282"> </text:span><text:span text:style-name="T283">to</text:span><text:span text:style-name="T284"> </text:span><text:span text:style-name="T285">Visual</text:span><text:span text:style-name="T286"> </text:span><text:span text:style-name="T287">Perception</text:span><text:span text:style-name="T288">:</text:span><text:span text:style-name="T289"> </text:span><text:span text:style-name="T290">Classic</text:span><text:span text:style-name="T291"> </text:span><text:span text:style-name="T292">Edition</text:span>. Psychology Press.</text:p>
      <text:p text:style-name="Text_20_body">Gould, Stephen Jay. 1977. <text:span text:style-name="T293">Ontogeny</text:span><text:span text:style-name="T294"> </text:span><text:span text:style-name="T295">and</text:span><text:span text:style-name="T296"> </text:span><text:span text:style-name="T297">phylogeny</text:span>. Cambridge, Mass.: Belknap Press of Harvard University Press.</text:p>
      <text:p text:style-name="Text_20_body">Hutto, Daniel D et Erik Myin. 2013. <text:span text:style-name="T298">Radicalizing</text:span><text:span text:style-name="T299"> </text:span><text:span text:style-name="T300">Enactivism</text:span><text:span text:style-name="T301">:</text:span><text:span text:style-name="T302"> </text:span><text:span text:style-name="T303">Basic</text:span><text:span text:style-name="T304"> </text:span><text:span text:style-name="T305">Minds</text:span><text:span text:style-name="T306"> </text:span><text:span text:style-name="T307">Without</text:span><text:span text:style-name="T308"> </text:span><text:span text:style-name="T309">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10">The</text:span><text:span text:style-name="T311"> </text:span><text:span text:style-name="T312">Debated</text:span><text:span text:style-name="T313"> </text:span><text:span text:style-name="T314">Mind</text:span><text:span text:style-name="T315">:</text:span><text:span text:style-name="T316"> </text:span><text:span text:style-name="T317">Evolutionary</text:span><text:span text:style-name="T318"> </text:span><text:span text:style-name="T319">Psychology</text:span><text:span text:style-name="T320"> </text:span><text:span text:style-name="T321">Versus</text:span><text:span text:style-name="T322"> </text:span><text:span text:style-name="T323">Ethnography</text:span>, 113‑153. Oxford &amp; New York: Berg.</text:p>
      <text:p text:style-name="Text_20_body">Ingold, Tim. 2004. Beyond biology and culture. The meaning of evolution in a relational world. <text:span text:style-name="T324">Social</text:span><text:span text:style-name="T325"> </text:span><text:span text:style-name="T326">Anthropology</text:span> 12(2). 209‑221.</text:p>
      <text:p text:style-name="Text_20_body">Ingold, Tim. 2007. The trouble with « evolutionary biology ». <text:span text:style-name="T327">Anthropology</text:span><text:span text:style-name="T328"> </text:span><text:span text:style-name="T329">Today</text:span> 23(2). 13‑17.</text:p>
      <text:p text:style-name="Text_20_body">Ingold, Tim et Gisli Palsson. 2014. Biosocial Becomings Integrating Social and Biological Anthropology | Biological Anthropology and Primatology. <text:span text:style-name="T330">Cambridge</text:span><text:span text:style-name="T331"> </text:span><text:span text:style-name="T332">University</text:span><text:span text:style-name="T333"> </text:span><text:span text:style-name="T334">Press</text:span>.</text:p>
      <text:p text:style-name="Text_20_body">Jablonka, Eva M. 2001. The Systems of Inheritance. In Susan Oyama, Paul Griffiths et Russell D Gray (éd.), <text:span text:style-name="T335">Cycles</text:span><text:span text:style-name="T336"> </text:span><text:span text:style-name="T337">of</text:span><text:span text:style-name="T338"> </text:span><text:span text:style-name="T339">contingency</text:span><text:span text:style-name="T340">:</text:span><text:span text:style-name="T341"> </text:span><text:span text:style-name="T342">Developmental</text:span><text:span text:style-name="T343"> </text:span><text:span text:style-name="T344">systems</text:span><text:span text:style-name="T345"> </text:span><text:span text:style-name="T346">and</text:span><text:span text:style-name="T347"> </text:span><text:span text:style-name="T348">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9">The</text:span><text:span text:style-name="T350"> </text:span><text:span text:style-name="T351">Nature</text:span><text:span text:style-name="T352"> </text:span><text:span text:style-name="T353">of</text:span><text:span text:style-name="T354"> </text:span><text:span text:style-name="T355">Culture</text:span>. Chicago: University of Chicago Press.</text:p>
      <text:p text:style-name="Text_20_body">Lauf, Aurelien, Mathieu Valette et Leila Khouas. 2013. Analyzing Variation Patterns In Quotes Over Time. <text:span text:style-name="T356">Research</text:span><text:span text:style-name="T357"> </text:span><text:span text:style-name="T358">in</text:span><text:span text:style-name="T359"> </text:span><text:span text:style-name="T360">Computing</text:span><text:span text:style-name="T361"> </text:span><text:span text:style-name="T362">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63">Proceedings</text:span><text:span text:style-name="T364"> </text:span><text:span text:style-name="T365">of</text:span><text:span text:style-name="T366"> </text:span><text:span text:style-name="T367">the</text:span><text:span text:style-name="T368"> </text:span><text:span text:style-name="T369">15th</text:span><text:span text:style-name="T370"> </text:span><text:span text:style-name="T371">ACM</text:span><text:span text:style-name="T372"> </text:span><text:span text:style-name="T373">SIGKDD</text:span><text:span text:style-name="T374"> </text:span><text:span text:style-name="T375">International</text:span><text:span text:style-name="T376"> </text:span><text:span text:style-name="T377">Conference</text:span><text:span text:style-name="T378"> </text:span><text:span text:style-name="T379">on</text:span><text:span text:style-name="T380"> </text:span><text:span text:style-name="T381">Knowledge</text:span><text:span text:style-name="T382"> </text:span><text:span text:style-name="T383">Discovery</text:span><text:span text:style-name="T384"> </text:span><text:span text:style-name="T385">and</text:span><text:span text:style-name="T386"> </text:span><text:span text:style-name="T387">Data</text:span><text:span text:style-name="T388"> </text:span><text:span text:style-name="T389">Mining</text:span>, 497‑506. (KDD ’09). New York, NY, USA: ACM.</text:p>
      <text:p text:style-name="Text_20_body">Lewontin, Richard C. 2001a. Gene, Organism and Environment: A New Introduction. In Susan Oyama, Paul Griffiths et Russell D Gray (éd.), <text:span text:style-name="T390">Cycles</text:span><text:span text:style-name="T391"> </text:span><text:span text:style-name="T392">of</text:span><text:span text:style-name="T393"> </text:span><text:span text:style-name="T394">contingency</text:span><text:span text:style-name="T395">:</text:span><text:span text:style-name="T396"> </text:span><text:span text:style-name="T397">Developmental</text:span><text:span text:style-name="T398"> </text:span><text:span text:style-name="T399">systems</text:span><text:span text:style-name="T400"> </text:span><text:span text:style-name="T401">and</text:span><text:span text:style-name="T402"> </text:span><text:span text:style-name="T403">evolution</text:span>, 55‑58. Cambridge, Mass.: MIT Press.</text:p>
      <text:p text:style-name="Text_20_body">Lewontin, Richard C. 2001b. Gene, Organism and Environment. In Susan Oyama, Paul Griffiths et Russell D Gray (éd.), <text:span text:style-name="T404">Cycles</text:span><text:span text:style-name="T405"> </text:span><text:span text:style-name="T406">of</text:span><text:span text:style-name="T407"> </text:span><text:span text:style-name="T408">contingency</text:span><text:span text:style-name="T409">:</text:span><text:span text:style-name="T410"> </text:span><text:span text:style-name="T411">Developmental</text:span><text:span text:style-name="T412"> </text:span><text:span text:style-name="T413">systems</text:span><text:span text:style-name="T414"> </text:span><text:span text:style-name="T415">and</text:span><text:span text:style-name="T416"> </text:span><text:span text:style-name="T417">evolution</text:span>, 59‑66. Cambridge, Mass.: MIT Press.</text:p>
      <text:p text:style-name="Text_20_body">Maingueneau, Dominique. 2004. La Situation D’énonciation, Entre Langue et Discours. In, <text:span text:style-name="T418">Dix</text:span><text:span text:style-name="T419"> </text:span><text:span text:style-name="T420">Ans</text:span><text:span text:style-name="T421"> </text:span><text:span text:style-name="T422">de</text:span><text:span text:style-name="T423"> </text:span><text:span text:style-name="T424">S</text:span><text:span text:style-name="T425">.</text:span><text:span text:style-name="T426">D</text:span><text:span text:style-name="T427">.</text:span><text:span text:style-name="T428">U</text:span><text:span text:style-name="T429">.</text:span>, 197‑210. Craiova, Roumanie: Editura Universitaria Craiova.</text:p>
      <text:p text:style-name="Text_20_body">Maturana, Humberto R et Francisco J Varela. 1980. <text:span text:style-name="T430">Autopoiesis</text:span><text:span text:style-name="T431"> </text:span><text:span text:style-name="T432">and</text:span><text:span text:style-name="T433"> </text:span><text:span text:style-name="T434">Cognition</text:span><text:span text:style-name="T435">:</text:span><text:span text:style-name="T436"> </text:span><text:span text:style-name="T437">The</text:span><text:span text:style-name="T438"> </text:span><text:span text:style-name="T439">Realization</text:span><text:span text:style-name="T440"> </text:span><text:span text:style-name="T441">of</text:span><text:span text:style-name="T442"> </text:span><text:span text:style-name="T443">the</text:span><text:span text:style-name="T444"> </text:span><text:span text:style-name="T445">Living</text:span>. Dordrecht, Holland; Boston: D. Reidel Pub. Co.</text:p>
      <text:p text:style-name="Text_20_body">Mauss, Marcel. 1936. Les Techniques Du Corps. <text:span text:style-name="T446">Journal</text:span><text:span text:style-name="T447"> </text:span><text:span text:style-name="T448">de</text:span><text:span text:style-name="T449"> </text:span><text:span text:style-name="T450">Psychologie</text:span> 32(3-4).</text:p>
      <text:p text:style-name="Text_20_body">Mesoudi, Alex. 2011. <text:span text:style-name="T451">Cultural</text:span><text:span text:style-name="T452"> </text:span><text:span text:style-name="T453">Evolution</text:span><text:span text:style-name="T454">:</text:span><text:span text:style-name="T455"> </text:span><text:span text:style-name="T456">How</text:span><text:span text:style-name="T457"> </text:span><text:span text:style-name="T458">Darwinian</text:span><text:span text:style-name="T459"> </text:span><text:span text:style-name="T460">Theory</text:span><text:span text:style-name="T461"> </text:span><text:span text:style-name="T462">Can</text:span><text:span text:style-name="T463"> </text:span><text:span text:style-name="T464">Explain</text:span><text:span text:style-name="T465"> </text:span><text:span text:style-name="T466">Human</text:span><text:span text:style-name="T467"> </text:span><text:span text:style-name="T468">Culture</text:span><text:span text:style-name="T469"> </text:span><text:span text:style-name="T470">and</text:span><text:span text:style-name="T471"> </text:span><text:span text:style-name="T472">Synthesize</text:span><text:span text:style-name="T473"> </text:span><text:span text:style-name="T474">the</text:span><text:span text:style-name="T475"> </text:span><text:span text:style-name="T476">Social</text:span><text:span text:style-name="T477"> </text:span><text:span text:style-name="T478">Sciences</text:span>. University of Chicago Press.</text:p>
      <text:p text:style-name="Text_20_body">Mesoudi, Alex, Andrew Whiten et Kevin N. Laland. 2006. Towards a Unified Science of Cultural Evolution. <text:span text:style-name="T479">Behavioral</text:span><text:span text:style-name="T480"> </text:span><text:span text:style-name="T481">and</text:span><text:span text:style-name="T482"> </text:span><text:span text:style-name="T483">Brain</text:span><text:span text:style-name="T484"> </text:span><text:span text:style-name="T485">Sciences</text:span> 29(04). 329‑347.</text:p>
      <text:p text:style-name="Text_20_body">Miton, Helena, Nicolas Claidière et Hugo Mercier. 2015. Universal Cognitive Mechanisms Explain the Cultural Success of Bloodletting. <text:span text:style-name="T486">Evolution</text:span><text:span text:style-name="T487"> </text:span><text:span text:style-name="T488">and</text:span><text:span text:style-name="T489"> </text:span><text:span text:style-name="T490">Human</text:span><text:span text:style-name="T491"> </text:span><text:span text:style-name="T492">Behavior</text:span> 36(4). 303‑312.</text:p>
      <text:p text:style-name="Text_20_body">Morin, Olivier. 2013. How portraits turned their eyes upon us: Visual preferences and demographic change in cultural evolution. <text:span text:style-name="T493">Evolution</text:span><text:span text:style-name="T494"> </text:span><text:span text:style-name="T495">and</text:span><text:span text:style-name="T496"> </text:span><text:span text:style-name="T497">Human</text:span><text:span text:style-name="T498"> </text:span><text:span text:style-name="T499">Behavior</text:span> 34(3). 222‑229.</text:p>
      <text:p text:style-name="Text_20_body">Moussaïd, Mehdi, Henry Brighton et Wolfgang Gaissmaier. 2015. The amplification of risk in experimental diffusion chains. <text:span text:style-name="T500">Proceedings</text:span><text:span text:style-name="T501"> </text:span><text:span text:style-name="T502">of</text:span><text:span text:style-name="T503"> </text:span><text:span text:style-name="T504">the</text:span><text:span text:style-name="T505"> </text:span><text:span text:style-name="T506">National</text:span><text:span text:style-name="T507"> </text:span><text:span text:style-name="T508">Academy</text:span><text:span text:style-name="T509"> </text:span><text:span text:style-name="T510">of</text:span><text:span text:style-name="T511"> </text:span><text:span text:style-name="T512">Sciences</text:span> 112(18). 5631‑5636.</text:p>
      <text:p text:style-name="Text_20_body">Myin, Erik. 2003. An Account of Color without a Subject? <text:span text:style-name="T513">Behavioral</text:span><text:span text:style-name="T514"> </text:span><text:span text:style-name="T515">and</text:span><text:span text:style-name="T516"> </text:span><text:span text:style-name="T517">Brain</text:span><text:span text:style-name="T518"> </text:span><text:span text:style-name="T519">Sciences</text:span> 26(01). 42‑43.</text:p>
      <text:p text:style-name="Text_20_body">Neumann-Held, Eva M. 2001. Let’s Talk About Genes: The Process Molecular Gene Concept and Its Context. In Susan Oyama, Paul Griffiths et Russell D Gray (éd.), <text:span text:style-name="T520">Cycles</text:span><text:span text:style-name="T521"> </text:span><text:span text:style-name="T522">of</text:span><text:span text:style-name="T523"> </text:span><text:span text:style-name="T524">contingency</text:span><text:span text:style-name="T525">:</text:span><text:span text:style-name="T526"> </text:span><text:span text:style-name="T527">Developmental</text:span><text:span text:style-name="T528"> </text:span><text:span text:style-name="T529">systems</text:span><text:span text:style-name="T530"> </text:span><text:span text:style-name="T531">and</text:span><text:span text:style-name="T532"> </text:span><text:span text:style-name="T533">evolution</text:span>, 69‑84. Cambridge, Mass.: MIT Press.</text:p>
      <text:p text:style-name="Text_20_body">O’Regan, J. Kevin et Alva Noë. 2001. A Sensorimotor Account of Vision and Visual Consciousness. <text:span text:style-name="T534">Behavioral</text:span><text:span text:style-name="T535"> </text:span><text:span text:style-name="T536">and</text:span><text:span text:style-name="T537"> </text:span><text:span text:style-name="T538">Brain</text:span><text:span text:style-name="T539"> </text:span><text:span text:style-name="T540">Sciences</text:span> 24(05). 939‑973.</text:p>
      <text:p text:style-name="Text_20_body">Oyama, Susan, Paul Griffiths et Russell D Gray. 2001. <text:span text:style-name="T541">Cycles</text:span><text:span text:style-name="T542"> </text:span><text:span text:style-name="T543">of</text:span><text:span text:style-name="T544"> </text:span><text:span text:style-name="T545">contingency</text:span><text:span text:style-name="T546">:</text:span><text:span text:style-name="T547"> </text:span><text:span text:style-name="T548">Developmental</text:span><text:span text:style-name="T549"> </text:span><text:span text:style-name="T550">systems</text:span><text:span text:style-name="T551"> </text:span><text:span text:style-name="T552">and</text:span><text:span text:style-name="T553"> </text:span><text:span text:style-name="T554">evolution</text:span>. Cambridge, Mass.: MIT Press.</text:p>
      <text:p text:style-name="Text_20_body">Portin, Petter. 1993. The Concept of the Gene: Short History and Present Status. <text:span text:style-name="T555">The</text:span><text:span text:style-name="T556"> </text:span><text:span text:style-name="T557">Quarterly</text:span><text:span text:style-name="T558"> </text:span><text:span text:style-name="T559">Review</text:span><text:span text:style-name="T560"> </text:span><text:span text:style-name="T561">of</text:span><text:span text:style-name="T562"> </text:span><text:span text:style-name="T563">Biology</text:span> 68(2). 173‑223.</text:p>
      <text:p text:style-name="Text_20_body">Prum, Richard O. et Alan H. Brush. 2014. Which Came First, the Feather or the Bird? <text:span text:style-name="T564">Scientific</text:span><text:span text:style-name="T565"> </text:span><text:span text:style-name="T566">American</text:span> 23. 76‑85.</text:p>
      <text:p text:style-name="Text_20_body">Simmons, Matthew P., Lada A. Adamic et Eytan Adar. 2011. Memes Online: Extracted, Subtracted, Injected, and Recollected. In, <text:span text:style-name="T567">Fifth</text:span><text:span text:style-name="T568"> </text:span><text:span text:style-name="T569">International</text:span><text:span text:style-name="T570"> </text:span><text:span text:style-name="T571">AAAI</text:span><text:span text:style-name="T572"> </text:span><text:span text:style-name="T573">Conference</text:span><text:span text:style-name="T574"> </text:span><text:span text:style-name="T575">on</text:span><text:span text:style-name="T576"> </text:span><text:span text:style-name="T577">Weblogs</text:span><text:span text:style-name="T578"> </text:span><text:span text:style-name="T579">and</text:span><text:span text:style-name="T580"> </text:span><text:span text:style-name="T581">Social</text:span><text:span text:style-name="T582"> </text:span><text:span text:style-name="T583">Media</text:span>.</text:p>
      <text:p text:style-name="Text_20_body">Slingerland, Edward G. 2008. <text:span text:style-name="T584">What</text:span><text:span text:style-name="T585"> </text:span><text:span text:style-name="T586">science</text:span><text:span text:style-name="T587"> </text:span><text:span text:style-name="T588">offers</text:span><text:span text:style-name="T589"> </text:span><text:span text:style-name="T590">the</text:span><text:span text:style-name="T591"> </text:span><text:span text:style-name="T592">humanities</text:span><text:span text:style-name="T593">:</text:span><text:span text:style-name="T594"> </text:span><text:span text:style-name="T595">Integrating</text:span><text:span text:style-name="T596"> </text:span><text:span text:style-name="T597">body</text:span><text:span text:style-name="T598"> </text:span><text:span text:style-name="T599">and</text:span><text:span text:style-name="T600"> </text:span><text:span text:style-name="T601">culture</text:span>. Cambridge; New York: Cambridge University Press.</text:p>
      <text:p text:style-name="Text_20_body">Sperber, Dan. 1996. <text:span text:style-name="T602">Explaining</text:span><text:span text:style-name="T603"> </text:span><text:span text:style-name="T604">culture</text:span><text:span text:style-name="T605">:</text:span><text:span text:style-name="T606"> </text:span><text:span text:style-name="T607">A</text:span><text:span text:style-name="T608"> </text:span><text:span text:style-name="T609">naturalistic</text:span><text:span text:style-name="T610"> </text:span><text:span text:style-name="T611">approach</text:span>. Oxford, UK; Cambridge, Mass.: Blackwell.</text:p>
      <text:p text:style-name="Text_20_body">Sperber, Dan et Deirdre Wilson. 1986. <text:span text:style-name="T612">Relevance</text:span><text:span text:style-name="T613">:</text:span><text:span text:style-name="T614"> </text:span><text:span text:style-name="T615">Communication</text:span><text:span text:style-name="T616"> </text:span><text:span text:style-name="T617">and</text:span><text:span text:style-name="T618"> </text:span><text:span text:style-name="T619">Cognition</text:span>. Cambridge, Massaschusetts: Harvard University Press.</text:p>
      <text:p text:style-name="Text_20_body">Thompson, Evan. 2007. <text:span text:style-name="T620">Mind</text:span><text:span text:style-name="T621"> </text:span><text:span text:style-name="T622">in</text:span><text:span text:style-name="T623"> </text:span><text:span text:style-name="T624">Life</text:span><text:span text:style-name="T625">:</text:span><text:span text:style-name="T626"> </text:span><text:span text:style-name="T627">Biology</text:span><text:span text:style-name="T628">,</text:span><text:span text:style-name="T629"> </text:span><text:span text:style-name="T630">Phenomenology</text:span><text:span text:style-name="T631">,</text:span><text:span text:style-name="T632"> </text:span><text:span text:style-name="T633">and</text:span><text:span text:style-name="T634"> </text:span><text:span text:style-name="T635">the</text:span><text:span text:style-name="T636"> </text:span><text:span text:style-name="T637">Sciences</text:span><text:span text:style-name="T638"> </text:span><text:span text:style-name="T639">of</text:span><text:span text:style-name="T640"> </text:span><text:span text:style-name="T641">Mind</text:span>. Cambridge, Mass.: Belknap Press of Harvard University Press.</text:p>
      <text:p text:style-name="Text_20_body">Torrance, Steve. 2006. In search of the enactive: Introduction to special issue on enactive experience. <text:span text:style-name="T642">Phenomenology</text:span><text:span text:style-name="T643"> </text:span><text:span text:style-name="T644">and</text:span><text:span text:style-name="T645"> </text:span><text:span text:style-name="T646">the</text:span><text:span text:style-name="T647"> </text:span><text:span text:style-name="T648">Cognitive</text:span><text:span text:style-name="T649"> </text:span><text:span text:style-name="T650">Sciences</text:span> 4(4). 357‑368.</text:p>
      <text:p text:style-name="Text_20_body">Varela, Francisco, Evan Thompson et Eleanor Rosch. 1991. <text:span text:style-name="T651">The</text:span><text:span text:style-name="T652"> </text:span><text:span text:style-name="T653">Embodied</text:span><text:span text:style-name="T654"> </text:span><text:span text:style-name="T655">Mind</text:span><text:span text:style-name="T656">:</text:span><text:span text:style-name="T657"> </text:span><text:span text:style-name="T658">Cognitive</text:span><text:span text:style-name="T659"> </text:span><text:span text:style-name="T660">Science</text:span><text:span text:style-name="T661"> </text:span><text:span text:style-name="T662">and</text:span><text:span text:style-name="T663"> </text:span><text:span text:style-name="T664">Human</text:span><text:span text:style-name="T665"> </text:span><text:span text:style-name="T666">Experience</text:span>. MIT Press.</text:p>
      <text:p text:style-name="Text_20_body">West-Eberhard, Mary Jane. 2003. <text:span text:style-name="T667">Developmental</text:span><text:span text:style-name="T668"> </text:span><text:span text:style-name="T669">plasticity</text:span><text:span text:style-name="T670"> </text:span><text:span text:style-name="T671">and</text:span><text:span text:style-name="T672"> </text:span><text:span text:style-name="T673">evolution</text:span>. Oxford; New York: Oxford University Press.</text:p>
      <text:p text:style-name="Text_20_body">Wittgenstein, Ludwig et Gertrude Elizabeth Margaret Anscombe. 1958[1953]. <text:span text:style-name="T674">Philosophical</text:span><text:span text:style-name="T675"> </text:span><text:span text:style-name="T676">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